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4618in" fo:margin-left="1.7319in" fo:margin-right="1.7313in" table:align="margins"/>
    </style:style>
    <style:style style:name="Table1.A" style:family="table-column">
      <style:table-column-properties style:column-width="1.7306in" style:rel-column-width="2492*"/>
    </style:style>
    <style:style style:name="Table1.B" style:family="table-column">
      <style:table-column-properties style:column-width="1.7313in" style:rel-column-width="249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5534" officeooo:paragraph-rsid="00085534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rsid="0009a9f6" officeooo:paragraph-rsid="0009a9f6"/>
    </style:style>
    <style:style style:name="T1" style:family="text">
      <style:text-properties style:text-position="super 58%"/>
    </style:style>
    <style:style style:name="T2" style:family="text">
      <style:text-properties officeooo:rsid="0005799c"/>
    </style:style>
    <style:style style:name="T3" style:family="text">
      <style:text-properties officeooo:rsid="0008553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bold" officeooo:rsid="000056da" style:font-size-asian="14pt" style:font-weight-asian="bold" style:font-size-complex="14pt" style:font-weight-complex="bold"/>
    </style:style>
    <style:style style:name="T6" style:family="text">
      <style:text-properties officeooo:rsid="0009a9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nAH documentation:</text:p>
      <text:p text:style-name="Standard"/>
      <text:p text:style-name="P3"><text:bookmark text:name="docs-internal-guid-283b6006-eac1-4019-3f5d-62cc14d22b2d"/>Business Dictionary</text:p>
      <text:p text:style-name="Standard"/>
      <text:p text:style-name="Standard">[This should list any words that may be confusing or explain any abbreviations.]</text:p>
      <text:p text:style-name="Standard">Annual Report Document - A report detailing the yearly accomplishes of a professor.</text:p>
      <text:p text:style-name="Standard"/>
      <text:p text:style-name="Standard">ARD - Annual Report Document</text:p>
      <text:p text:style-name="Standard"/>
      <text:p text:style-name="Standard">Curriculum Vitae - a detail account of a person's education, qualifications, and previous experience.</text:p>
      <text:p text:style-name="Standard"/>
      <text:p text:style-name="Standard">CV - Curriculum Vitae. <text:span text:style-name="T3">In the US this refers to someone’s complete resume.</text:span></text:p>
      <text:p text:style-name="Standard"/>
      <text:p text:style-name="Standard">Faculty Sufficiency Document - A report completed every year that shows an overview of the accomplishes of a professor for five (5) years.</text:p>
      <text:p text:style-name="Standard"/>
      <text:p text:style-name="Standard">FSD - Faculty Sufficiency Document</text:p>
      <text:p text:style-name="Standard"/>
      <text:p text:style-name="P5">NTB: Notes to me. When I want to jot some quicks notes to myself that I can, hopefully, fix later.</text:p>
      <text:p text:style-name="Standard"/>
      <text:p text:style-name="P1">Status – Status is a value: <text:s/>Scholarly Academic, Practice Academic, Scholarly Practitioner, Instructional Practitioner, or Other. This value is determined by formula but can be overridden by Administration.</text:p>
      <text:p text:style-name="Standard"><text:line-break/><text:span text:style-name="T5">Variable names</text:span></text:p>
      <text:p text:style-name="Standard"/>
      <text:p text:style-name="Standard">[This explains the reasons for using certain variable names over other variable names but doesn’t go over they specific naming conventions for different programming languages.]</text:p>
      <text:p text:style-name="Standard"/>
      <text:p text:style-name="Standard">Although ‘Title’ and ‘Rank mean the same thing, academically, this web application will refer to both as ‘Title’</text:p>
      <text:p text:style-name="Standard"/>
      <text:p text:style-name="Standard">‘Faculty’ will be used to <text:span text:style-name="T3">describe</text:span> educational instructors instead of ‘Professors’ because ‘Professor is a certain type of instructor and ‘Faculty’ describes any member in an education institute.</text:p>
      <text:p text:style-name="Standard"/>
      <text:p text:style-name="Standard">For ease of use ‘fac_id’ will be used instead of ‘faculty_id’</text:p>
      <text:p text:style-name="Standard"/>
      <text:p text:style-name="P3">Policies</text:p>
      <text:p text:style-name="Standard"/>
      <text:p text:style-name="Standard">This application assumes that faculty will enter the information in the spring for the previous year. <text:s/>If any information is entered after spring, or June 1<text:span text:style-name="T1">st</text:span>, it will assume it is for the next year.</text:p>
      <text:p text:style-name="Standard">***<text:span text:style-name="T2">NOT IMPLEMENTED YET***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Dates/Times</text:p>
      <text:p text:style-name="P5">It is assumed that faculty will fill out these forms in the springtime. That would mean that spring would equal year, fall would equal year-1, and late spring/summer would equal year-1 or: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Spring</text:p>
          </table:table-cell>
          <table:table-cell table:style-name="Table1.B1" office:value-type="string">
            <text:p text:style-name="P5">Year</text:p>
          </table:table-cell>
        </table:table-row>
        <table:table-row>
          <table:table-cell table:style-name="Table1.A2" office:value-type="string">
            <text:p text:style-name="P5">Fall</text:p>
          </table:table-cell>
          <table:table-cell table:style-name="Table1.B2" office:value-type="string">
            <text:p text:style-name="P5">Year-1</text:p>
          </table:table-cell>
        </table:table-row>
        <table:table-row>
          <table:table-cell table:style-name="Table1.A2" office:value-type="string">
            <text:p text:style-name="P5">Late Spring/Summer</text:p>
          </table:table-cell>
          <table:table-cell table:style-name="Table1.B2" office:value-type="string">
            <text:p text:style-name="P5">Year-1</text:p>
          </table:table-cell>
        </table:table-row>
      </table:table>
      <text:p text:style-name="Standard"/>
      <text:p text:style-name="P2">Basic Programming Conventions:</text:p>
      <text:p text:style-name="Standard"/>
      <text:p text:style-name="P3">Global</text:p>
      <text:p text:style-name="Standard"/>
      <text:p text:style-name="Standard"><text:span text:style-name="T3">For indenting on this project t</text:span>wo spaces are preferred over tabs.<text:tab/><text:tab/></text:p>
      <text:p text:style-name="Standard">Although a low line count seems good it should not overshadow readability.<text:tab/><text:tab/></text:p>
      <text:p text:style-name="Standard"><text:span text:style-name="T3">I</text:span>t is preferred to put spaces even in empty lines for ease up scrolling with errors. That is the empty line should match the indent of the line above it.</text:p>
      <text:p text:style-name="Standard"/>
      <text:p text:style-name="P3">HTML</text:p>
      <text:p text:style-name="Standard"/>
      <text:p text:style-name="P3">CS</text:p>
      <text:p text:style-name="Standard"/>
      <text:p text:style-name="P3">JavaScript</text:p>
      <text:p text:style-name="Standard">In JavaScript it is preferred to start braces ({) on the same line that caused it, but closing braces (}) should have it’s own line unless everything is going on 1 line.<text:tab/><text:tab/></text:p>
      <text:p text:style-name="Standard">In JavaScript it is preferred to end statements with semicolons.<text:tab/><text:tab/></text:p>
      <text:p text:style-name="Standard">In JavaScript there is no preference on single or double quotes.</text:p>
      <text:p text:style-name="P5">Since PHP is in this project there is no preference if you use i or x in for loops.</text:p>
      <text:p text:style-name="Standard"/>
      <text:p text:style-name="P3">PHP</text:p>
      <text:p text:style-name="Standard">In PHP the preferred variable naming convention is $some_words_here.</text:p>
      <text:p text:style-name="Standard">In PHP the preferred function naming convention is lowerCamelCase.</text:p>
      <text:p text:style-name="Standard">If PHP is inline or one line it is preferred to have a space before ‘<text:span text:style-name="T4">&lt;?php</text:span>’ and before ‘<text:span text:style-name="T4">?&gt;</text:span>’</text:p>
      <text:p text:style-name="Standard">In PHP if the semicolon isn’t needed <text:span text:style-name="T6">it</text:span> is <text:span text:style-name="T6">is</text:span> prefer<text:span text:style-name="T6">red</text:span> if it is used <text:span text:style-name="T6">to make it easier if more lines might be needed in the future</text:span>.</text:p>
      <text:p text:style-name="Standard">In PHP it is preferred to start braces ({) on the same line that caused it, but closing braces (}) should have it’s own line unless everything is going on 1 line.</text:p>
      <text:p text:style-name="Standard">In PHP there i<text:span text:style-name="T3">t is </text:span>prefer<text:span text:style-name="T3">red</text:span> <text:span text:style-name="T3">to use </text:span>single <text:span text:style-name="T3">spaces and save </text:span>double quotes <text:span text:style-name="T3">for outside nesings.</text:span></text:p>
      <text:p text:style-name="Standard">In PHP else should start on the same line of the if’s ending brace (})</text:p>
      <text:p text:style-name="Standard">In PHP if double quotes (“) and single quotes (‘) are used together, it is preferred that double quotes are on the outside and single quotes are used inside.</text:p>
      <text:p text:style-name="P5">Since JavaScript is in this project there is no preference if you use i or x in for loops.</text:p>
      <text:p text:style-name="Standard"/>
      <text:p text:style-name="P3">MySQL</text:p>
      <text:p text:style-name="Standard">In MySQL it is preferred to have keywords in all uppercase.<text:tab/><text:tab/></text:p>
      <text:p text:style-name="Standard">In MySQL if a semicolon isn’t required there is no preference if it is used.<text:tab/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08:16:55.315351247</meta:creation-date>
    <dc:date>2018-06-24T17:40:44.393939494</dc:date>
    <meta:editing-duration>P1DT11H8M27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2" meta:paragraph-count="52" meta:word-count="637" meta:character-count="3722" meta:non-whitespace-character-count="3121"/>
  </office:meta>
</office:document-meta>
</file>